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575in"/>
    </style:style>
    <style:style style:name="Table1.B" style:family="table-column">
      <style:table-column-properties style:column-width="3.6979in"/>
    </style:style>
    <style:style style:name="Table1.C" style:family="table-column">
      <style:table-column-properties style:column-width="2.420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ehr gut! Hier bekommst du jetzt einen <text:span text:style-name="Strong_20_Emphasis">kompletten, einfachen und praxisnahen Lernzettel</text:span> zu <text:span text:style-name="Source_20_Text">Protocol</text:span> aus <text:span text:style-name="Source_20_Text">typing</text:span> — extra für Leute, die <text:span text:style-name="Strong_20_Emphasis">noch nie</text:span> damit gearbeitet haben.<text:line-break/>Ich erkläre dir <text:span text:style-name="Strong_20_Emphasis">Schritt für Schritt</text:span>, <text:span text:style-name="Strong_20_Emphasis">was es ist</text:span>, <text:span text:style-name="Strong_20_Emphasis">wie man es verwendet</text:span>, <text:span text:style-name="Strong_20_Emphasis">wie es in deinem Projekt hilft</text:span>, und <text:span text:style-name="Strong_20_Emphasis">wie du es umsetzt</text:span> — so, dass du es <text:span text:style-name="Strong_20_Emphasis">offline, selbst und wie ein Profi</text:span> umsetzen kannst.</text:p>
      <text:p text:style-name="Horizontal_20_Line"/>
      <text:h text:style-name="Heading_20_2" text:outline-level="2">📘 Lernzettel: <text:span text:style-name="Source_20_Text">typing.Protocol</text:span> für sauberen, flexiblen Code in Python</text:h>
      <text:p text:style-name="Horizontal_20_Line"/>
      <text:h text:style-name="Heading_20_3" text:outline-level="3">🔍 1. Was ist <text:span text:style-name="Source_20_Text">Protocol</text:span>?</text:h>
      <text:p text:style-name="Text_20_body"><text:span text:style-name="Source_20_Text">Protocol</text:span> ist eine <text:span text:style-name="Strong_20_Emphasis">Schnittstelle (Interface)</text:span> — also eine <text:span text:style-name="Strong_20_Emphasis">Vorgabe, was eine Klasse können muss</text:span>, ohne vorzuschreiben, wie sie es macht.</text:p>
      <text:p text:style-name="Text_20_body">Du kennst das vielleicht von Steckdosen:<text:line-break/>Ein Gerät passt, <text:span text:style-name="Strong_20_Emphasis">wenn</text:span> es einen Stecker mit zwei Pins hat — <text:span text:style-name="Strong_20_Emphasis">egal ob</text:span> der Toaster von Marke A oder Marke B ist.<text:line-break/>Genauso bei <text:span text:style-name="Source_20_Text">Protocol</text:span>: Es zählt nur, ob die Klasse die <text:span text:style-name="Strong_20_Emphasis">richtigen Methoden</text:span> hat.</text:p>
      <text:p text:style-name="Horizontal_20_Line"/>
      <text:h text:style-name="Heading_20_3" text:outline-level="3">⚙️ 2. Warum brauche ich das?</text:h>
      <text:p text:style-name="Text_20_body">Du möchtest in deinem Projekt z. B. Folgendes:</text:p>
      <text:list text:style-name="L1">
        <text:list-item>
          <text:p text:style-name="P2">Verschiedene Arten von Account-Speichern: JSON, Datenbank, API …</text:p>
        </text:list-item>
        <text:list-item>
          <text:p text:style-name="P2">Eine zentrale Logik (<text:span text:style-name="Source_20_Text">AccountService</text:span>), die mit allen Speichern funktionieren soll</text:p>
        </text:list-item>
        <text:list-item>
          <text:p text:style-name="P2">Aber du willst nicht überall <text:span text:style-name="Source_20_Text">JSONAccountRepository</text:span> fest einbauen → das wäre <text:span text:style-name="Strong_20_Emphasis">unglaublich unflexibel</text:span>!</text:p>
        </text:list-item>
      </text:list>
      <text:p text:style-name="Text_20_body">🔑 <text:span text:style-name="Strong_20_Emphasis">Lösung:</text:span><text:line-break/>Du definierst ein <text:span text:style-name="Source_20_Text">Protocol</text:span> (Schnittstelle) → Jede Klasse, die diese Methoden hat, kann verwendet werden.<text:line-break/>So bleibt dein Code <text:span text:style-name="Strong_20_Emphasis">sauber, erweiterbar, testbar und objektorientiert</text:span>.</text:p>
      <text:p text:style-name="Horizontal_20_Line"/>
      <text:h text:style-name="Heading_20_2" text:outline-level="2">🧱 3. Die Idee hinter <text:span text:style-name="Source_20_Text">Protocol</text:span> – ganz einfach</text:h>
      <text:p text:style-name="Preformatted_20_Text"><text:span text:style-name="Source_20_Text"># Datei: account/interfaces/repository_interface.py</text:span></text:p>
      <text:p text:style-name="Preformatted_20_Text"/>
      <text:p text:style-name="Preformatted_20_Text"><text:span text:style-name="Source_20_Text">from typing import Protocol</text:span></text:p>
      <text:p text:style-name="Preformatted_20_Text"><text:span text:style-name="Source_20_Text">from account.models import AccountMeta, AccountData</text:span></text:p>
      <text:p text:style-name="Preformatted_20_Text"/>
      <text:p text:style-name="Preformatted_20_Text"><text:span text:style-name="Source_20_Text"># Das ist der Vertrag. Er sagt:</text:span></text:p>
      <text:p text:style-name="Preformatted_20_Text"><text:span text:style-name="Source_20_Text"># "Wenn du ein AccountRepository sein willst, dann brauchst du genau diese Methoden."</text:span></text:p>
      <text:p text:style-name="Preformatted_20_Text"><text:span text:style-name="Source_20_Text">class AccountRepository(Protocol):</text:span></text:p>
      <text:p text:style-name="Preformatted_20_Text"><text:span text:style-name="Source_20_Text"><text:s text:c="4"/>def list_accounts(self) -&gt; list[AccountMeta]: ...</text:span></text:p>
      <text:p text:style-name="Preformatted_20_Text"><text:soft-page-break/><text:span text:style-name="Source_20_Text"><text:s text:c="4"/>def get_account(self, account_id: str) -&gt; AccountData: ...</text:span></text:p>
      <text:p text:style-name="Preformatted_20_Text"><text:span text:style-name="Source_20_Text"><text:s text:c="4"/>def add_account(self, meta: AccountMeta, data: AccountData) -&gt; None: ...</text:span></text:p>
      <text:p text:style-name="Preformatted_20_Text"><text:span text:style-name="Source_20_Text"><text:s text:c="4"/>def update_account(self, account_id: str, data: AccountData) -&gt; None: ...</text:span></text:p>
      <text:p text:style-name="P1"><text:span text:style-name="Source_20_Text"><text:s text:c="4"/>def remove_account(self, account_id: str) -&gt; None: ...</text:span></text:p>
      <text:p text:style-name="Text_20_body">🧠 Das ist <text:span text:style-name="Strong_20_Emphasis">kein echter Code</text:span> – nur ein <text:span text:style-name="Strong_20_Emphasis">Vertrag</text:span>, der sagt:</text:p>
      <text:p text:style-name="Quotations">"Wenn du diese 5 Methoden hast, bist du für mich ein AccountRepository."</text:p>
      <text:p text:style-name="Horizontal_20_Line"/>
      <text:h text:style-name="Heading_20_2" text:outline-level="2">🧪 4. Beispiel zur Umsetzung: JSON-Speicherklasse</text:h>
      <text:p text:style-name="Text_20_body">Du schreibst z. B. so eine Klasse (vereinfachtes Beispiel):</text:p>
      <text:p text:style-name="Preformatted_20_Text"><text:span text:style-name="Source_20_Text"># Datei: account/repositories/json_repository.py</text:span></text:p>
      <text:p text:style-name="Preformatted_20_Text"/>
      <text:p text:style-name="Preformatted_20_Text"><text:span text:style-name="Source_20_Text">class JSONAccountRepository:</text:span></text:p>
      <text:p text:style-name="Preformatted_20_Text"><text:span text:style-name="Source_20_Text"><text:s text:c="4"/>def list_accounts(self):</text:span></text:p>
      <text:p text:style-name="Preformatted_20_Text"><text:span text:style-name="Source_20_Text"><text:s text:c="8"/># Lade aus JSON-Datei</text:span></text:p>
      <text:p text:style-name="Preformatted_20_Text"><text:span text:style-name="Source_20_Text"><text:s text:c="8"/>pass</text:span></text:p>
      <text:p text:style-name="Preformatted_20_Text"/>
      <text:p text:style-name="Preformatted_20_Text"><text:span text:style-name="Source_20_Text"><text:s text:c="4"/>def get_account(self, account_id):</text:span></text:p>
      <text:p text:style-name="Preformatted_20_Text"><text:span text:style-name="Source_20_Text"><text:s text:c="8"/># Lade bestimmte Account-Daten aus Datei</text:span></text:p>
      <text:p text:style-name="Preformatted_20_Text"><text:span text:style-name="Source_20_Text"><text:s text:c="8"/>pass</text:span></text:p>
      <text:p text:style-name="Preformatted_20_Text"/>
      <text:p text:style-name="Preformatted_20_Text"><text:span text:style-name="Source_20_Text"><text:s text:c="4"/>def add_account(self, meta, data):</text:span></text:p>
      <text:p text:style-name="Preformatted_20_Text"><text:span text:style-name="Source_20_Text"><text:s text:c="8"/># Schreibe neue Accountdaten in Datei</text:span></text:p>
      <text:p text:style-name="Preformatted_20_Text"><text:span text:style-name="Source_20_Text"><text:s text:c="8"/>pass</text:span></text:p>
      <text:p text:style-name="Preformatted_20_Text"/>
      <text:p text:style-name="Preformatted_20_Text"><text:span text:style-name="Source_20_Text"><text:s text:c="4"/>def update_account(self, account_id, data):</text:span></text:p>
      <text:p text:style-name="Preformatted_20_Text"><text:span text:style-name="Source_20_Text"><text:s text:c="8"/># Aktualisiere vorhandene Daten</text:span></text:p>
      <text:p text:style-name="Preformatted_20_Text"><text:span text:style-name="Source_20_Text"><text:s text:c="8"/>pass</text:span></text:p>
      <text:p text:style-name="Preformatted_20_Text"/>
      <text:p text:style-name="Preformatted_20_Text"><text:span text:style-name="Source_20_Text"><text:s text:c="4"/>def remove_account(self, account_id):</text:span></text:p>
      <text:p text:style-name="Preformatted_20_Text"><text:span text:style-name="Source_20_Text"><text:s text:c="8"/># Lösche Account aus JSON</text:span></text:p>
      <text:p text:style-name="P1"><text:span text:style-name="Source_20_Text"><text:s text:c="8"/>pass</text:span></text:p>
      <text:p text:style-name="Text_20_body">Du <text:span text:style-name="Strong_20_Emphasis">musst NICHT </text:span><text:span text:style-name="Strong_20_Emphasis"><text:span text:style-name="Source_20_Text">AccountRepository</text:span></text:span><text:span text:style-name="Strong_20_Emphasis"> erben</text:span> — Python prüft automatisch:</text:p>
      <text:p text:style-name="Quotations">"Hat diese Klasse dieselben Methoden wie das Protocol?"</text:p>
      <text:p text:style-name="Text_20_body">Wenn <text:span text:style-name="Strong_20_Emphasis">ja</text:span> → ✅ akzeptiert.</text:p>
      <text:p text:style-name="Horizontal_20_Line"/>
      <text:h text:style-name="Heading_20_3" text:outline-level="3">🔁 5. Der große Vorteil in deinem Code:</text:h>
      <text:p text:style-name="Text_20_body">Jetzt kannst du den Speicher (JSON, DB, …) <text:span text:style-name="Strong_20_Emphasis">austauschbar machen</text:span>:</text:p>
      <text:p text:style-name="Preformatted_20_Text"><text:span text:style-name="Source_20_Text"># Datei: account/services/account_service.py</text:span></text:p>
      <text:p text:style-name="Preformatted_20_Text"/>
      <text:p text:style-name="Preformatted_20_Text"><text:span text:style-name="Source_20_Text">from account.interfaces.repository_interface import AccountRepository</text:span></text:p>
      <text:p text:style-name="Preformatted_20_Text"/>
      <text:p text:style-name="Preformatted_20_Text"><text:span text:style-name="Source_20_Text">class AccountService:</text:span></text:p>
      <text:p text:style-name="Preformatted_20_Text"><text:span text:style-name="Source_20_Text"><text:s text:c="4"/>def __init__(self, repo: AccountRepository):</text:span></text:p>
      <text:p text:style-name="Preformatted_20_Text"><text:span text:style-name="Source_20_Text"><text:s text:c="8"/>self.repo = repo</text:span></text:p>
      <text:p text:style-name="Preformatted_20_Text"/>
      <text:p text:style-name="Preformatted_20_Text"><text:span text:style-name="Source_20_Text"><text:s text:c="4"/>def create_account(self, name, data):</text:span></text:p>
      <text:p text:style-name="P1"><text:span text:style-name="Source_20_Text"><text:s text:c="8"/>self.repo.add_account(name, data)</text:span></text:p>
      <text:p text:style-name="Text_20_body"><text:soft-page-break/><text:span text:style-name="Strong_20_Emphasis">Egal ob</text:span> du später <text:span text:style-name="Source_20_Text">JSONAccountRepository</text:span> oder <text:span text:style-name="Source_20_Text">DBAccountRepository</text:span> übergibst:<text:line-break/>Die Logik bleibt <text:span text:style-name="Strong_20_Emphasis">gleich</text:span>. Dein Service weiß nur:</text:p>
      <text:p text:style-name="Quotations">„Ich arbeite mit etwas, das aussieht wie ein Repository. Was intern passiert, ist mir egal.“</text:p>
      <text:p text:style-name="Horizontal_20_Line"/>
      <text:h text:style-name="Heading_20_2" text:outline-level="2">🧰 6. Technische Hinweise &amp; Tipps</text:h>
      <text:h text:style-name="Heading_20_3" text:outline-level="3">🔸 Muss man <text:span text:style-name="Source_20_Text">Protocol</text:span> erben?</text:h>
      <text:p text:style-name="Text_20_body">Ja – wenn du <text:span text:style-name="Strong_20_Emphasis">eine Schnittstelle definierst</text:span>, schreibst du:</text:p>
      <text:p text:style-name="Preformatted_20_Text"><text:span text:style-name="Source_20_Text">class MyInterface(Protocol):</text:span></text:p>
      <text:p text:style-name="P1"><text:span text:style-name="Source_20_Text"><text:s text:c="4"/>...</text:span></text:p>
      <text:p text:style-name="Text_20_body">Aber: Die tatsächlichen Klassen, die es <text:span text:style-name="Strong_20_Emphasis">umsetzen</text:span>, müssen NICHT davon erben!<text:line-break/>Python prüft das automatisch („structural typing“).</text:p>
      <text:p text:style-name="Horizontal_20_Line"/>
      <text:h text:style-name="Heading_20_3" text:outline-level="3">🔸 Muss man <text:span text:style-name="Source_20_Text">from typing_extensions import Protocol</text:span> verwenden?</text:h>
      <text:list text:style-name="L2">
        <text:list-item>
          <text:p text:style-name="P3">Ab <text:span text:style-name="Strong_20_Emphasis">Python 3.8</text:span>: <text:span text:style-name="Source_20_Text">from typing import Protocol</text:span></text:p>
        </text:list-item>
        <text:list-item>
          <text:p text:style-name="P3">Bei älteren Versionen (z. B. 3.7): <text:span text:style-name="Source_20_Text">typing_extensions</text:span></text:p>
        </text:list-item>
      </text:list>
      <text:p text:style-name="Horizontal_20_Line"/>
      <text:h text:style-name="Heading_20_3" text:outline-level="3">🔸 Was passiert, wenn Methoden fehlen?</text:h>
      <text:p text:style-name="Text_20_body">Dann bekommst du einen <text:span text:style-name="Strong_20_Emphasis">Type-Hinweis</text:span> im Editor (z. B. Pyright, MyPy) oder beim Testen.<text:line-break/>Python selbst wirft <text:span text:style-name="Strong_20_Emphasis">keinen Fehler zur Laufzeit</text:span>, aber dein Code wird <text:span text:style-name="Strong_20_Emphasis">unsauber</text:span> und fehleranfällig.</text:p>
      <text:p text:style-name="Horizontal_20_Line"/>
      <text:h text:style-name="Heading_20_2" text:outline-level="2">🛠️ 7. Deine konkrete To-do-List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chritt</text:p>
            </table:table-cell>
            <table:table-cell table:style-name="Table1.A1" office:value-type="string">
              <text:p text:style-name="Table_20_Heading">Was tun?</text:p>
            </table:table-cell>
            <table:table-cell table:style-name="Table1.A1" office:value-type="string">
              <text:p text:style-name="Table_20_Heading">Warum?</text:p>
            </table:table-cell>
          </table:table-row>
        </table:table-header-rows>
        <table:table-row>
          <table:table-cell table:style-name="Table1.A1" office:value-type="string">
            <text:p text:style-name="Table_20_Contents">✅ 1</text:p>
          </table:table-cell>
          <table:table-cell table:style-name="Table1.A1" office:value-type="string">
            <text:p text:style-name="Table_20_Contents">Lege die Datei <text:span text:style-name="Source_20_Text">interfaces/repository_interface.py</text:span> an</text:p>
          </table:table-cell>
          <table:table-cell table:style-name="Table1.A1" office:value-type="string">
            <text:p text:style-name="Table_20_Contents">Enthält den „Vertrag“ für alle Speicher</text:p>
          </table:table-cell>
        </table:table-row>
        <table:table-row>
          <table:table-cell table:style-name="Table1.A1" office:value-type="string">
            <text:p text:style-name="Table_20_Contents">✅ 2</text:p>
          </table:table-cell>
          <table:table-cell table:style-name="Table1.A1" office:value-type="string">
            <text:p text:style-name="Table_20_Contents">Definiere dort <text:span text:style-name="Source_20_Text">class AccountRepository(Protocol)</text:span></text:p>
          </table:table-cell>
          <table:table-cell table:style-name="Table1.A1" office:value-type="string">
            <text:p text:style-name="Table_20_Contents">Der Vertrag, den alle Speicher umsetzen müssen</text:p>
          </table:table-cell>
        </table:table-row>
        <table:table-row>
          <table:table-cell table:style-name="Table1.A1" office:value-type="string">
            <text:p text:style-name="Table_20_Contents">✅ 3</text:p>
          </table:table-cell>
          <table:table-cell table:style-name="Table1.A1" office:value-type="string">
            <text:p text:style-name="Table_20_Contents">Lege <text:span text:style-name="Source_20_Text">repositories/json_repository.py</text:span> an</text:p>
          </table:table-cell>
          <table:table-cell table:style-name="Table1.A1" office:value-type="string">
            <text:p text:style-name="Table_20_Contents">Implementiert die Methoden auf JSON-Basis</text:p>
          </table:table-cell>
        </table:table-row>
        <table:table-row>
          <table:table-cell table:style-name="Table1.A1" office:value-type="string">
            <text:p text:style-name="Table_20_Contents">✅ 4</text:p>
          </table:table-cell>
          <table:table-cell table:style-name="Table1.A1" office:value-type="string">
            <text:p text:style-name="Table_20_Contents">Schreibe <text:span text:style-name="Source_20_Text">AccountService</text:span>, der <text:span text:style-name="Source_20_Text">AccountRepository</text:span> nutzt</text:p>
          </table:table-cell>
          <table:table-cell table:style-name="Table1.A1" office:value-type="string">
            <text:p text:style-name="Table_20_Contents">So bleibt deine Logik unabhängig vom Speicher</text:p>
          </table:table-cell>
        </table:table-row>
        <table:table-row>
          <table:table-cell table:style-name="Table1.A1" office:value-type="string">
            <text:p text:style-name="Table_20_Contents">✅ 5</text:p>
          </table:table-cell>
          <table:table-cell table:style-name="Table1.A1" office:value-type="string">
            <text:p text:style-name="Table_20_Contents">Nutze <text:span text:style-name="Source_20_Text">JSONAccountRepository</text:span> beim Start (z. B. in <text:span text:style-name="Source_20_Text">main.py</text:span>)</text:p>
          </table:table-cell>
          <table:table-cell table:style-name="Table1.A1" office:value-type="string">
            <text:p text:style-name="Table_20_Contents">So wird das Interface zur echten Klasse</text:p>
          </table:table-cell>
        </table:table-row>
      </table:table>
      <text:p text:style-name="Horizontal_20_Line"/>
      <text:h text:style-name="Heading_20_2" text:outline-level="2"><text:soft-page-break/>🧠 Merksätze</text:h>
      <text:list text:style-name="L3">
        <text:list-item>
          <text:p text:style-name="P4"><text:span text:style-name="Strong_20_Emphasis">Protocol ist ein Vertrag</text:span>, kein echter Code.</text:p>
        </text:list-item>
        <text:list-item>
          <text:p text:style-name="P4"><text:span text:style-name="Strong_20_Emphasis">Wer alle Methoden erfüllt, darf rein.</text:span></text:p>
        </text:list-item>
        <text:list-item>
          <text:p text:style-name="P4">Nutze <text:span text:style-name="Source_20_Text">Protocol</text:span>, wenn du später andere Implementierungen nutzen willst.</text:p>
        </text:list-item>
        <text:list-item>
          <text:p text:style-name="P4">Es hilft dir, deinen Code <text:span text:style-name="Strong_20_Emphasis">sauber, testbar, flexibel</text:span> zu halten.</text:p>
        </text:list-item>
      </text:list>
      <text:p text:style-name="Horizontal_20_Line"/>
      <text:p text:style-name="Text_20_body">Wenn du willst, kann ich dir auch einen Lernzettel machen für:</text:p>
      <text:list text:style-name="L4">
        <text:list-item>
          <text:p text:style-name="P5"><text:span text:style-name="Source_20_Text">dataclass</text:span> (tiefer erklärt)</text:p>
        </text:list-item>
        <text:list-item>
          <text:p text:style-name="P5"><text:span text:style-name="Source_20_Text">pydantic</text:span> vs. <text:span text:style-name="Source_20_Text">dataclass</text:span></text:p>
        </text:list-item>
        <text:list-item>
          <text:p text:style-name="P5">Unterschied zwischen <text:span text:style-name="Source_20_Text">Protocol</text:span> und <text:span text:style-name="Source_20_Text">ABC</text:span></text:p>
        </text:list-item>
        <text:list-item>
          <text:p text:style-name="P5">wie man Unit-Tests für so ein Interface schreibt</text:p>
        </text:list-item>
      </text:list>
      <text:p text:style-name="Text_20_body">Sag einfach Bescheid – ich unterstütze dich so, dass du das <text:span text:style-name="Strong_20_Emphasis">auf Profi-Niveau selbst</text:span> bauen kanns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5:32:26.227675824</meta:creation-date>
    <dc:date>2025-07-14T15:32:31.233113885</dc:date>
    <meta:editing-duration>PT5S</meta:editing-duration>
    <meta:editing-cycles>1</meta:editing-cycles>
    <meta:document-statistic meta:table-count="1" meta:image-count="0" meta:object-count="0" meta:page-count="4" meta:paragraph-count="99" meta:word-count="729" meta:character-count="5165" meta:non-whitespace-character-count="4391"/>
    <meta:generator>LibreOffice/24.2.7.2$Linux_X86_64 LibreOffice_project/420$Build-2</meta:generator>
  </office:meta>
</office:document-meta>
</file>